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1ef3ff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f3ff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51ef9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rsid="00151ef9" officeooo:paragraph-rsid="00151ef9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font-weight="bold" officeooo:paragraph-rsid="000e1769" style:font-weight-asian="bold" style:font-weight-complex="bold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officeooo:rsid="00105cec" style:font-size-asian="10pt" style:font-size-complex="10pt"/>
    </style:style>
    <style:style style:name="T7" style:family="text">
      <style:text-properties fo:color="#000000" style:font-name="Liberation Mono" fo:font-size="10pt" officeooo:rsid="00151ef9" style:font-size-asian="10pt" style:font-size-complex="10pt"/>
    </style:style>
    <style:style style:name="T8" style:family="text">
      <style:text-properties fo:color="#000000"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9" style:family="text">
      <style:text-properties fo:color="#000000"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0" style:family="text">
      <style:text-properties fo:color="#000000" officeooo:rsid="00105cec"/>
    </style:style>
    <style:style style:name="T11" style:family="text">
      <style:text-properties fo:color="#000000" fo:font-weight="bold" officeooo:rsid="01627932" style:font-weight-asian="bold" style:font-weight-complex="bold"/>
    </style:style>
    <style:style style:name="T12" style:family="text">
      <style:text-properties fo:color="#000000" fo:font-weight="bold" officeooo:rsid="00272e4a" style:font-weight-asian="bold" style:font-weight-complex="bold"/>
    </style:style>
    <style:style style:name="T13" style:family="text">
      <style:text-properties fo:color="#000000" fo:font-weight="normal" officeooo:rsid="0157ef79" style:font-weight-asian="normal" style:font-weight-complex="normal"/>
    </style:style>
    <style:style style:name="T14" style:family="text">
      <style:text-properties fo:color="#000000" officeooo:rsid="00151ef9"/>
    </style:style>
    <style:style style:name="T15" style:family="text">
      <style:text-properties fo:color="#000000" officeooo:rsid="0016e94e"/>
    </style:style>
    <style:style style:name="T16" style:family="text">
      <style:text-properties fo:color="#000000" style:text-underline-style="solid" style:text-underline-width="auto" style:text-underline-color="font-color" officeooo:rsid="0016e94e"/>
    </style:style>
    <style:style style:name="T17" style:family="text">
      <style:text-properties fo:color="#000000" officeooo:rsid="01443c36"/>
    </style:style>
    <style:style style:name="T18" style:family="text">
      <style:text-properties fo:color="#000000" officeooo:rsid="014dd22b"/>
    </style:style>
    <style:style style:name="T19" style:family="text">
      <style:text-properties fo:color="#000000" officeooo:rsid="0157ef79"/>
    </style:style>
    <style:style style:name="T20" style:family="text">
      <style:text-properties fo:color="#000000" officeooo:rsid="001fd676"/>
    </style:style>
    <style:style style:name="T21" style:family="text">
      <style:text-properties fo:color="#000000" officeooo:rsid="01627932"/>
    </style:style>
    <style:style style:name="T22" style:family="text">
      <style:text-properties fo:color="#000000" officeooo:rsid="025e22c5"/>
    </style:style>
    <style:style style:name="T23" style:family="text">
      <style:text-properties fo:color="#000000" officeooo:rsid="00201c3f"/>
    </style:style>
    <style:style style:name="T24" style:family="text">
      <style:text-properties fo:color="#000000" officeooo:rsid="0022afb4"/>
    </style:style>
    <style:style style:name="T25" style:family="text">
      <style:text-properties fo:color="#000000" officeooo:rsid="0166c7d1"/>
    </style:style>
    <style:style style:name="T26" style:family="text">
      <style:text-properties fo:color="#000000" fo:font-style="italic" officeooo:rsid="0166c7d1" style:font-style-asian="italic" style:font-style-complex="italic"/>
    </style:style>
    <style:style style:name="T27" style:family="text">
      <style:text-properties fo:color="#000000" fo:font-style="normal" officeooo:rsid="0166c7d1" style:font-style-asian="normal" style:font-style-complex="normal"/>
    </style:style>
    <style:style style:name="T28" style:family="text">
      <style:text-properties fo:color="#000000" officeooo:rsid="00272e4a"/>
    </style:style>
    <style:style style:name="T29" style:family="text">
      <style:text-properties fo:color="#000000" officeooo:rsid="01688afb"/>
    </style:style>
    <style:style style:name="T30" style:family="text">
      <style:text-properties fo:color="#0000cd" officeooo:rsid="0006689b"/>
    </style:style>
    <style:style style:name="T31" style:family="text">
      <style:text-properties fo:color="#0000cd" fo:font-weight="bold" officeooo:rsid="011657e3" style:font-weight-asian="bold" style:font-weight-complex="bold"/>
    </style:style>
    <style:style style:name="T32" style:family="text">
      <style:text-properties fo:color="#0000cd" fo:font-weight="bold" officeooo:rsid="000a7dcf" style:font-weight-asian="bold" style:font-weight-complex="bold"/>
    </style:style>
    <style:style style:name="T33" style:family="text">
      <style:text-properties fo:color="#0000cd" fo:font-weight="bold" officeooo:rsid="00105cec" style:font-weight-asian="bold" style:font-weight-complex="bold"/>
    </style:style>
    <style:style style:name="T34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35" style:family="text">
      <style:text-properties officeooo:rsid="00095487"/>
    </style:style>
    <style:style style:name="T36" style:family="text">
      <style:text-properties officeooo:rsid="000996e3"/>
    </style:style>
    <style:style style:name="T37" style:family="text">
      <style:text-properties officeooo:rsid="000a7dcf"/>
    </style:style>
    <style:style style:name="T38" style:family="text">
      <style:text-properties officeooo:rsid="011657e3"/>
    </style:style>
    <style:style style:name="T39" style:family="text">
      <style:text-properties fo:color="#2a6099" fo:font-weight="bold" officeooo:rsid="0166c7d1" style:font-weight-asian="bold" style:font-weight-complex="bold"/>
    </style:style>
    <style:style style:name="T40" style:family="text">
      <style:text-properties officeooo:rsid="0116c58b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bf337" style:font-weight-asian="bold" style:font-weight-complex="bold"/>
    </style:style>
    <style:style style:name="T43" style:family="text">
      <style:text-properties fo:font-weight="bold" officeooo:rsid="0153606e" style:font-weight-asian="bold" style:font-weight-complex="bold"/>
    </style:style>
    <style:style style:name="T44" style:family="text">
      <style:text-properties fo:font-weight="bold" officeooo:rsid="01627932" style:font-weight-asian="bold" style:font-weight-complex="bold"/>
    </style:style>
    <style:style style:name="T45" style:family="text">
      <style:text-properties fo:font-weight="bold" officeooo:rsid="016bc529" style:font-weight-asian="bold" style:font-weight-complex="bold"/>
    </style:style>
    <style:style style:name="T46" style:family="text">
      <style:text-properties fo:font-weight="bold" officeooo:rsid="016da2d0" style:font-weight-asian="bold" style:font-weight-complex="bold"/>
    </style:style>
    <style:style style:name="T47" style:family="text">
      <style:text-properties officeooo:rsid="000af775"/>
    </style:style>
    <style:style style:name="T48" style:family="text">
      <style:text-properties officeooo:rsid="000bf337"/>
    </style:style>
    <style:style style:name="T49" style:family="text">
      <style:text-properties style:text-underline-style="none"/>
    </style:style>
    <style:style style:name="T50" style:family="text">
      <style:text-properties fo:color="#800080"/>
    </style:style>
    <style:style style:name="T51" style:family="text">
      <style:text-properties fo:color="#800080"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52" style:family="text">
      <style:text-properties fo:color="#800080"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53" style:family="text">
      <style:text-properties fo:color="#800080" officeooo:rsid="012d0e00"/>
    </style:style>
    <style:style style:name="T54" style:family="text">
      <style:text-properties fo:color="#800080" fo:font-weight="bold" style:font-weight-asian="bold" style:font-weight-complex="bold"/>
    </style:style>
    <style:style style:name="T55" style:family="text">
      <style:text-properties officeooo:rsid="0119a25b"/>
    </style:style>
    <style:style style:name="T56" style:family="text">
      <style:text-properties officeooo:rsid="01949add"/>
    </style:style>
    <style:style style:name="T57" style:family="text">
      <style:text-properties officeooo:rsid="00105cec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159abb1" style:font-weight-asian="normal" style:font-weight-complex="normal"/>
    </style:style>
    <style:style style:name="T60" style:family="text">
      <style:text-properties officeooo:rsid="0016e94e"/>
    </style:style>
    <style:style style:name="T61" style:family="text">
      <style:text-properties officeooo:rsid="001a93d9"/>
    </style:style>
    <style:style style:name="T62" style:family="text">
      <style:text-properties fo:color="#00a933" officeooo:rsid="012c6d3d"/>
    </style:style>
    <style:style style:name="T63" style:family="text">
      <style:text-properties fo:color="#00a933" officeooo:rsid="001a93d9"/>
    </style:style>
    <style:style style:name="T64" style:family="text">
      <style:text-properties fo:color="#00a933" officeooo:rsid="001beece"/>
    </style:style>
    <style:style style:name="T65" style:family="text">
      <style:text-properties fo:color="#00a933" officeooo:rsid="001d06a2"/>
    </style:style>
    <style:style style:name="T66" style:family="text">
      <style:text-properties fo:color="#00a933" officeooo:rsid="001e3a70"/>
    </style:style>
    <style:style style:name="T67" style:family="text">
      <style:text-properties fo:color="#00a933" officeooo:rsid="01533894"/>
    </style:style>
    <style:style style:name="T68" style:family="text">
      <style:text-properties fo:color="#00a933" officeooo:rsid="001ef3ff"/>
    </style:style>
    <style:style style:name="T69" style:family="text">
      <style:text-properties officeooo:rsid="01443c36"/>
    </style:style>
    <style:style style:name="T70" style:family="text">
      <style:text-properties officeooo:rsid="014dd22b"/>
    </style:style>
    <style:style style:name="T71" style:family="text">
      <style:text-properties officeooo:rsid="0155efef"/>
    </style:style>
    <style:style style:name="T72" style:family="text">
      <style:text-properties officeooo:rsid="02590fd3"/>
    </style:style>
    <style:style style:name="T73" style:family="text">
      <style:text-properties officeooo:rsid="001fd676"/>
    </style:style>
    <style:style style:name="T74" style:family="text">
      <style:text-properties officeooo:rsid="015d8d61"/>
    </style:style>
    <style:style style:name="T75" style:family="text">
      <style:text-properties officeooo:rsid="00201c3f"/>
    </style:style>
    <style:style style:name="T76" style:family="text">
      <style:text-properties officeooo:rsid="01627932"/>
    </style:style>
    <style:style style:name="T77" style:family="text">
      <style:text-properties officeooo:rsid="0020f521"/>
    </style:style>
    <style:style style:name="T78" style:family="text">
      <style:text-properties officeooo:rsid="0022afb4"/>
    </style:style>
    <style:style style:name="T79" style:family="text">
      <style:text-properties officeooo:rsid="00260df3"/>
    </style:style>
    <style:style style:name="T80" style:family="text">
      <style:text-properties fo:font-style="normal" officeooo:rsid="0166c7d1" style:font-style-asian="normal" style:font-style-complex="normal"/>
    </style:style>
    <style:style style:name="T81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82" style:family="text">
      <style:text-properties officeooo:rsid="00272e4a"/>
    </style:style>
    <style:style style:name="T83" style:family="text">
      <style:text-properties officeooo:rsid="016bc529"/>
    </style:style>
    <style:style style:name="T84" style:family="text">
      <style:text-properties officeooo:rsid="016da2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++ classess</text:p>
      <text:p text:style-name="P1"/>
      <text:p text:style-name="P2">-<text:span text:style-name="T1">&gt; class declaration</text:span></text:p>
      <text:p text:style-name="P20"><text:tab/>class Class_Name</text:p>
      <text:p text:style-name="P20"><text:tab/>{</text:p>
      <text:p text:style-name="P20"><text:tab/><text:span text:style-name="T47">private:</text:span></text:p>
      <text:p text:style-name="P20"><text:tab/><text:tab/>// declaration(s);</text:p>
      <text:p text:style-name="P20"><text:tab/><text:span text:style-name="T47">public:</text:span></text:p>
      <text:p text:style-name="P21"><text:tab/><text:tab/>// declaration(s);</text:p>
      <text:p text:style-name="P20"><text:tab/>};</text:p>
      <text:p text:style-name="P16">-<text:span text:style-name="T1">&gt; calling an attribute of the object</text:span></text:p>
      <text:p text:style-name="P7"><text:tab/><text:span text:style-name="T30">object.attribute;</text:span></text:p>
      <text:p text:style-name="P16">-<text:span text:style-name="T1">&gt; calling a method</text:span></text:p>
      <text:p text:style-name="P7"><text:tab/><text:span text:style-name="T30">object.method();</text:span></text:p>
      <text:p text:style-name="P16">-<text:span text:style-name="T35">&gt; pointer to an object</text:span></text:p>
      <text:p text:style-name="P7"><text:tab/><text:span text:style-name="T35">MyClass *new_object = new MyClass();</text:span></text:p>
      <text:p text:style-name="P16">-<text:span text:style-name="T36">&gt; dereference pointer:</text:span></text:p>
      <text:p text:style-name="P7"><text:tab/><text:span text:style-name="T36">a) (*new_object).method()</text:span></text:p>
      <text:p text:style-name="P8"><text:tab/><text:span text:style-name="T36">b) new_object-&gt;method()</text:span></text:p>
      <text:p text:style-name="P17">-<text:span text:style-name="T37">&gt; class member access modifiers:</text:span></text:p>
      <text:p text:style-name="P9"><text:tab/><text:span text:style-name="T37">a) </text:span><text:span text:style-name="T32">public</text:span><text:span text:style-name="T37"> </text:span><text:span text:style-name="T38">– accessible everywhere</text:span></text:p>
      <text:p text:style-name="P9"><text:tab/><text:span text:style-name="T37">b) </text:span><text:span text:style-name="T31">private</text:span><text:span text:style-name="T38"> – accessible only by members or friends of the class, </text:span><text:span text:style-name="T40">by <text:tab/><text:tab/><text:tab/>default all attributes and methods are private if not otherwise <text:tab/><text:tab/><text:tab/>specified</text:span></text:p>
      <text:p text:style-name="P9"><text:tab/><text:span text:style-name="T37">c) </text:span><text:span text:style-name="T31">protected</text:span><text:span text:style-name="T38"> – used with inheritance – we’ll talk about it in the next <text:tab/>section</text:span></text:p>
      <text:p text:style-name="P18">-<text:span text:style-name="T48">&gt; separate specification from implementation</text:span></text:p>
      <text:p text:style-name="P9"><text:tab/><text:span text:style-name="T48">a) specification in header file - .</text:span><text:span text:style-name="T42">h</text:span></text:p>
      <text:p text:style-name="P9"><text:tab/><text:span text:style-name="T48">b) implementation in separate file - </text:span><text:span text:style-name="T42">.cpp</text:span></text:p>
      <text:p text:style-name="P9"/>
      <text:p text:style-name="P10"><text:span text:style-name="T41">Account.h</text:span> </text:p>
      <text:p text:style-name="P10"/>
      <text:p text:style-name="P4">#ifndef _<text:span text:style-name="T49">ACCOUNT_H_</text:span></text:p>
      <text:p text:style-name="P6">#define _ACCOUNT_H_</text:p>
      <text:p text:style-name="P10"/>
      <text:p text:style-name="P22">class Account {</text:p>
      <text:p text:style-name="P22">private:</text:p>
      <text:p text:style-name="P22"><text:tab/>double balance;</text:p>
      <text:p text:style-name="P22">public:</text:p>
      <text:p text:style-name="P12"><text:span text:style-name="T50"><text:tab/>void set_balance(double bal);<text:tab/></text:span><text:tab/>// <text:span text:style-name="T55">function prototype</text:span></text:p>
      <text:p text:style-name="P12"><text:span text:style-name="T50"><text:tab/>double get_balance();<text:tab/></text:span><text:tab/><text:tab/>// <text:span text:style-name="T55">function prototype</text:span></text:p>
      <text:p text:style-name="P22">};</text:p>
      <text:p text:style-name="P22"/>
      <text:p text:style-name="P4">#endif</text:p>
      <text:p text:style-name="P22"/>
      <text:p text:style-name="P19">Account.cpp</text:p>
      <text:p text:style-name="P11"/>
      <text:p text:style-name="P5">#include “Account.h”</text:p>
      <text:p text:style-name="P11"/>
      <text:p text:style-name="P23">void <text:span text:style-name="T56">Account::</text:span>set_balance(double bal) {</text:p>
      <text:p text:style-name="P23"><text:tab/>balance = bal;</text:p>
      <text:p text:style-name="P23">}</text:p>
      <text:p text:style-name="P23"><text:tab/></text:p>
      <text:p text:style-name="P23">double <text:span text:style-name="T56">Account::</text:span>get_balance() {</text:p>
      <text:p text:style-name="P23"><text:tab/>return balance;</text:p>
      <text:p text:style-name="P23">}</text:p>
      <text:p text:style-name="P19"><text:soft-page-break/>Main.cpp</text:p>
      <text:p text:style-name="P24">#include &lt;iostream&gt;</text:p>
      <text:p text:style-name="P5">#include “Account.h”</text:p>
      <text:p text:style-name="P11"/>
      <text:p text:style-name="P24">int main() {</text:p>
      <text:p text:style-name="P24"><text:tab/>Account frank_account;</text:p>
      <text:p text:style-name="P24"><text:tab/>frank_account.set_balance(1000.00);</text:p>
      <text:p text:style-name="P24"><text:tab/>double bal = frank_account.get_balance();</text:p>
      <text:p text:style-name="P24"/>
      <text:p text:style-name="P24"><text:tab/>std::cout &lt;&lt; bal &lt;&lt; std::endl;</text:p>
      <text:p text:style-name="P24"><text:tab/>return 0;</text:p>
      <text:p text:style-name="P24">}</text:p>
      <text:p text:style-name="P24"/>
      <text:p text:style-name="P41"><text:span text:style-name="T2">-</text:span><text:span text:style-name="T10">&gt;</text:span><text:span text:style-name="T57"> </text:span><text:span text:style-name="T10">using Makefile to link files</text:span></text:p>
      <text:p text:style-name="P24"><text:span text:style-name="T10"/></text:p>
      <text:p text:style-name="P25"><text:span text:style-name="T57"># </text:span>file named - <text:span text:style-name="T41">Makefile</text:span></text:p>
      <text:p text:style-name="P24"><text:span text:style-name="T57"># declare the variable</text:span></text:p>
      <text:p text:style-name="P24"><text:span text:style-name="T57">CC=g++</text:span></text:p>
      <text:p text:style-name="P24"/>
      <text:p text:style-name="P24"><text:span text:style-name="T57">CFLAGS=-c -Wall</text:span></text:p>
      <text:p text:style-name="P24"/>
      <text:p text:style-name="P24"><text:span text:style-name="T57">all: file</text:span></text:p>
      <text:p text:style-name="P24"/>
      <text:p text:style-name="P24"><text:span text:style-name="T57">file: main.o Account.o</text:span></text:p>
      <text:p text:style-name="P24"><text:span text:style-name="T57"><text:tab/>$(CC) main.o Account.o -o exec</text:span></text:p>
      <text:p text:style-name="P24"/>
      <text:p text:style-name="P24"><text:span text:style-name="T57">main.o: main.cpp</text:span><text:span text:style-name="T61">cop</text:span></text:p>
      <text:p text:style-name="P24"><text:span text:style-name="T57"><text:tab/>$(CC) $(CFLAGS) main.cpp</text:span></text:p>
      <text:p text:style-name="P24"/>
      <text:p text:style-name="P24"><text:span text:style-name="T57">Account.o: Account.cpp</text:span></text:p>
      <text:p text:style-name="P24"><text:span text:style-name="T57"><text:tab/>$(CC) $(CFLAGS) Account.cpp</text:span></text:p>
      <text:p text:style-name="P24"/>
      <text:p text:style-name="P24"><text:span text:style-name="T57"># cleaning action</text:span></text:p>
      <text:p text:style-name="P24"><text:span text:style-name="T57">clean:</text:span></text:p>
      <text:p text:style-name="P24"><text:span text:style-name="T57"><text:tab/>rm -rf *o exec</text:span></text:p>
      <text:p text:style-name="P24"><text:span text:style-name="T10"/></text:p>
      <text:p text:style-name="P41"><text:span text:style-name="T10">-&gt; running Makefile from terminal</text:span></text:p>
      <text:p text:style-name="P24"><text:span text:style-name="T10"><text:tab/>a) </text:span><text:span text:style-name="T33">make (all)</text:span><text:span text:style-name="T10"> # compile everything</text:span></text:p>
      <text:p text:style-name="P47"><text:span text:style-name="T4"><text:tab/>b) </text:span><text:span text:style-name="T34">make clean</text:span><text:span text:style-name="T4"> # cleaning action</text:span></text:p>
      <text:p text:style-name="P50"><text:span text:style-name="T6">-</text:span><text:span text:style-name="T7">&gt; constructor:</text:span></text:p>
      <text:p text:style-name="P49"><text:span text:style-name="T3"><text:tab/>a) </text:span><text:span text:style-name="T8">default constructor</text:span><text:span text:style-name="T3"> using initialization lists</text:span></text:p>
      <text:p text:style-name="P49"><text:span text:style-name="T3"><text:tab/></text:span><text:span text:style-name="T51">Player::Player()</text:span></text:p>
      <text:p text:style-name="P26"><text:tab/><text:tab/>: name{“None”}, health{0}, xp{0} {</text:p>
      <text:p text:style-name="P49"><text:span text:style-name="T51"><text:tab/>}</text:span><text:span text:style-name="T3"> </text:span></text:p>
      <text:p text:style-name="P47"><text:span text:style-name="T4"><text:tab/></text:span><text:span text:style-name="T5">b) </text:span><text:span text:style-name="T9">overloaded constructor</text:span></text:p>
      <text:p text:style-name="P48"><text:span text:style-name="T5"><text:tab/></text:span><text:span text:style-name="T52">Player::Player(std:: string name_val, int health_val, int xp_val)</text:span></text:p>
      <text:p text:style-name="P27"><text:tab/><text:tab/>: name{name_val}, health{health_val}, xp{xp_val} {</text:p>
      <text:p text:style-name="P27"><text:span text:style-name="T14"><text:tab/>}</text:span></text:p>
      <text:p text:style-name="P27"><text:span text:style-name="T14"><text:tab/></text:span><text:span text:style-name="T15">c) </text:span><text:span text:style-name="T16">delegating constructor</text:span></text:p>
      <text:p text:style-name="P28"><text:span text:style-name="T15"><text:tab/></text:span>Player::Player()<text:tab/><text:span text:style-name="T2"><text:tab/><text:tab/><text:tab/>// no-args constructors</text:span></text:p>
      <text:p text:style-name="P13"><text:tab/><text:tab/><text:span text:style-name="T50">: Player {“None”, 0, 0} {</text:span><text:tab/>// delegate constructor to first one<text:tab/><text:span text:style-name="T60">}</text:span></text:p>
      <text:p text:style-name="P13">-<text:span text:style-name="T61">&gt; copy constructor:</text:span></text:p>
      <text:p text:style-name="P13"><text:tab/><text:span text:style-name="T61">a) copy constructor prototype:</text:span></text:p>
      <text:p text:style-name="P14"><text:tab/><text:span text:style-name="T62">Class_Name::Class_Name(const Class_Name &amp;source);</text:span></text:p>
      <text:p text:style-name="P14"><text:soft-page-break/><text:span text:style-name="T62"><text:tab/></text:span><text:span text:style-name="T63">b) using initialization lists:</text:span></text:p>
      <text:p text:style-name="P14"><text:span text:style-name="T63"><text:tab/></text:span><text:span text:style-name="T53">Player::Player(const Player &amp;source)<text:tab/><text:tab/><text:tab/></text:span></text:p>
      <text:p text:style-name="P29"><text:tab/><text:tab/>: name{source.name}, health {source.health}, xp {source.xp} {</text:p>
      <text:p text:style-name="P29"><text:span text:style-name="T63"><text:tab/>}</text:span></text:p>
      <text:p text:style-name="P29"><text:span text:style-name="T63"><text:tab/></text:span><text:span text:style-name="T64">c) deep copy with raw pointers</text:span></text:p>
      <text:p text:style-name="P30"><text:span text:style-name="T64"><text:tab/></text:span><text:span text:style-name="T69">Deep::Deep(const Deep &amp;source) {<text:tab/><text:tab/><text:tab/></text:span><text:span text:style-name="T17">// </text:span><text:span text:style-name="T18">deep copy constructor</text:span></text:p>
      <text:p text:style-name="P31"><text:tab/><text:tab/>data = new int;<text:tab/><text:tab/><text:tab/><text:tab/><text:tab/></text:p>
      <text:p text:style-name="P31"><text:tab/><text:tab/>*data = *source.data;</text:p>
      <text:p text:style-name="P31"><text:tab/><text:tab/>cout &lt;&lt; “Copy constructor – deep” &lt;&lt; endl;</text:p>
      <text:p text:style-name="P31"><text:span text:style-name="T64"><text:tab/>}</text:span></text:p>
      <text:p text:style-name="P31"><text:span text:style-name="T64"><text:tab/></text:span><text:span text:style-name="T65">d) deep copy using delegating constructor</text:span></text:p>
      <text:p text:style-name="P32"><text:span text:style-name="T65"><text:tab/></text:span>Deep::Deep(const Deep &amp;source)<text:tab/><text:tab/><text:tab/><text:span text:style-name="T2">// </text:span><text:span text:style-name="T18">deep copy constructor</text:span></text:p>
      <text:p text:style-name="P32"><text:span text:style-name="T18"><text:tab/><text:tab/></text:span><text:span text:style-name="T70">: Deep{*source.data} {</text:span></text:p>
      <text:p text:style-name="P32"><text:tab/><text:tab/>cout &lt;&lt; “Copy constructor – deep” &lt;&lt; endl;</text:p>
      <text:p text:style-name="P32"><text:span text:style-name="T65"><text:tab/>}</text:span></text:p>
      <text:p text:style-name="P32"><text:span text:style-name="T65">-</text:span><text:span text:style-name="T66">&gt; move constructor:</text:span></text:p>
      <text:p text:style-name="P32"><text:span text:style-name="T66"><text:tab/>a) move constructor prototype:</text:span></text:p>
      <text:p text:style-name="P33"><text:span text:style-name="T66"><text:tab/></text:span><text:span text:style-name="T67">Type::Type(Type &amp;&amp;source);</text:span></text:p>
      <text:p text:style-name="P33"><text:span text:style-name="T67"><text:tab/></text:span><text:span text:style-name="T66">b) move constructor with raw pointers</text:span></text:p>
      <text:p text:style-name="P33"><text:span text:style-name="T66"><text:tab/></text:span><text:span text:style-name="T43">Move::Move(Move &amp;&amp;source)</text:span></text:p>
      <text:p text:style-name="P42"><text:tab/><text:tab/>: data{source.data} {</text:p>
      <text:p text:style-name="P15"><text:span text:style-name="T54"><text:tab/><text:tab/>source.data = nullptr;<text:tab/></text:span>// <text:span text:style-name="T71">steal the data and the nulls out the <text:tab/><text:tab/><text:tab/><text:tab/><text:tab/><text:tab/><text:tab/><text:tab/>source pointer</text:span></text:p>
      <text:p text:style-name="P42"><text:span text:style-name="T66"><text:tab/>}</text:span></text:p>
      <text:p text:style-name="P43"><text:span text:style-name="T66">-</text:span><text:span text:style-name="T68">&gt; self - </text:span><text:span text:style-name="T13">it contains the address of the object, so it’s a pointer to the object</text:span></text:p>
      <text:p text:style-name="P43"><text:span text:style-name="T13"><text:tab/></text:span><text:span text:style-name="T59">void Account::set_balance(double balance) {</text:span></text:p>
      <text:p text:style-name="P44"><text:span text:style-name="T58"><text:tab/><text:tab/></text:span>this-<text:span text:style-name="T72">&gt;</text:span>balance<text:span text:style-name="T58"> = balance; </text:span></text:p>
      <text:p text:style-name="P34"><text:span text:style-name="T19"><text:tab/>}</text:span></text:p>
      <text:p text:style-name="P34"><text:span text:style-name="T19">-</text:span><text:span text:style-name="T20">&gt; const correctness:</text:span></text:p>
      <text:p text:style-name="P34"><text:span text:style-name="T20"><text:tab/>- const object can be passed only to const functions</text:span></text:p>
      <text:p text:style-name="P35"><text:span text:style-name="T20"><text:tab/></text:span><text:span text:style-name="T74">const Player villain {“Villain”, 100, 50};</text:span></text:p>
      <text:p text:style-name="P35"><text:tab/>- <text:span text:style-name="T73">const function can accept any object</text:span></text:p>
      <text:p text:style-name="P35"><text:tab/><text:span text:style-name="T74">std::string get_name() const;</text:span></text:p>
      <text:p text:style-name="P36"><text:span text:style-name="T74">-</text:span><text:span text:style-name="T75">&gt; static:</text:span></text:p>
      <text:p text:style-name="P36"><text:span text:style-name="T74"><text:tab/></text:span><text:span text:style-name="T75">a) </text:span><text:span text:style-name="T77">static </text:span><text:span text:style-name="T75">class member - </text:span><text:span text:style-name="T21">a single data member that belongs to the class, <text:tab/>not the objects. </text:span><text:span text:style-name="T23">U</text:span><text:span text:style-name="T21">seful to store class-wide information. </text:span><text:span text:style-name="T23">M</text:span><text:span text:style-name="T22">ust be <text:tab/>initilized <text:tab/>outside of class declaration.</text:span><text:span text:style-name="T74"><text:tab/></text:span></text:p>
      <text:p text:style-name="P37"><text:tab/><text:span text:style-name="T44">static</text:span><text:span text:style-name="T76"> int num_players;<text:tab/></text:span></text:p>
      <text:p text:style-name="P39"><text:tab/><text:span text:style-name="T44">int Player::num_players = 0; // </text:span><text:span text:style-name="T11">Typically in Player.cpp</text:span></text:p>
      <text:p text:style-name="P38"><text:tab/><text:span text:style-name="T77">a) </text:span><text:span text:style-name="T78">static class function - </text:span><text:span text:style-name="T21">independent of any objects. </text:span><text:span text:style-name="T24">C</text:span><text:span text:style-name="T21">an be called using <text:tab/>the class name. </text:span><text:span text:style-name="T24">C</text:span><text:span text:style-name="T21">an only access static class members, not a features of <text:tab/>objects.</text:span></text:p>
      <text:p text:style-name="P38"><text:span text:style-name="T21"><text:tab/></text:span><text:span text:style-name="T44">static</text:span><text:span text:style-name="T76"> int get_num_players();</text:span></text:p>
      <text:p text:style-name="P40">-<text:span text:style-name="T79">&gt; </text:span><text:span text:style-name="T39">struct –</text:span><text:span text:style-name="T25"> it is essentially the same as a class expect members are </text:span><text:span text:style-name="T26">public </text:span><text:span text:style-name="T27">by <text:tab/>default.</text:span></text:p>
      <text:p text:style-name="P40"><text:span text:style-name="T27"><text:tab/></text:span><text:span text:style-name="T81">struct</text:span><text:span text:style-name="T80"> Person {</text:span></text:p>
      <text:p text:style-name="P45"><text:tab/><text:tab/>std::string name;</text:p>
      <text:p text:style-name="P45"><text:tab/><text:tab/>std::string get_name();</text:p>
      <text:p text:style-name="P45"><text:span text:style-name="T2"><text:tab/>};</text:span></text:p>
      <text:p text:style-name="P46"><text:span text:style-name="T2">-</text:span><text:span text:style-name="T28">&gt; friend - </text:span><text:span text:style-name="T29">a function or class that has access to private class member</text:span></text:p>
      <text:p text:style-name="P46"><text:span text:style-name="T12"><text:tab/></text:span><text:span text:style-name="T45">friend</text:span><text:span text:style-name="T83"> void display_player(Player &amp;p); - </text:span><text:span text:style-name="T82">a friend function</text:span></text:p>
      <text:p text:style-name="P46"><text:tab/><text:span text:style-name="T46">friend</text:span><text:span text:style-name="T84"> class Other_class; - </text:span><text:span text:style-name="T82">a friend cla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7-04T22:20:38.689902188</dc:date>
    <meta:editing-duration>PT1H23M8S</meta:editing-duration>
    <meta:editing-cycles>29</meta:editing-cycles>
    <meta:generator>LibreOffice/6.4.3.2$Linux_X86_64 LibreOffice_project/40$Build-2</meta:generator>
    <meta:document-statistic meta:table-count="0" meta:image-count="0" meta:object-count="0" meta:page-count="3" meta:paragraph-count="134" meta:word-count="580" meta:character-count="4054" meta:non-whitespace-character-count="3453"/>
  </office:meta>
</office:document-meta>
</file>